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position="super 58%" style:text-underline-style="none"/>
    </style:style>
    <style:style style:name="T7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J. E.; Bertha E.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or a funeral<text:span text:style-name="T2">/</text:span></text:p>
      <text:p text:style-name="P4"><text:span text:style-name="T2">It would be obviously absurd, even false to </text:span><text:span text:style-name="T3">say</text:span><text:span text:style-name="T5"> assume that because/ I regret the departure </text:span><text:span text:style-name="T3">from old established usages,</text:span><text:span text:style-name="T5"> from a Hebrew usage of their immemorial which/ the disposition of this body will </text:span><text:span text:style-name="T3">first</text:span><text:span text:style-name="T5"> make, </text:span><text:span text:style-name="T3">in my the course of from so</text:span><text:span text:style-name="T5">/ </text:span><text:span text:style-name="T3">ministration, Hebrew from a usage of time immemorial,</text:span><text:span text:style-name="T5"> therefore I stand here not in an official/ capacity, but simply in the character of personal/ friend. <text:s/>I could never understand how an individual/ might separate himself from himself. <text:s/>Fiction may/ so picture us, reality proves that attempt, lying and ludicrous./ <text:s/>No, the Morais who preaches on a Jewish pulpit, and/ urges the observance of </text:span><text:span text:style-name="T3">time honored old established</text:span><text:span text:style-name="T5"> universally accepted practices in Israel, is the Morais/ who speaks over these mortal remains. <text:s/>Still, it is very/ true that the few words which will be uttered on/ this occasion, flow spontaneously from a heart warm/ with friendship. <text:s/>All know that J. E. did/ not share my views, </text:span><text:span text:style-name="T3">touching</text:span><text:span text:style-name="T5"> regarding the ceremonial precepts/ to which I am attached, and which I deem my/ bounden duty to enforce; but ought I then to sup-/-press my </text:span><text:span text:style-name="T3">feelings</text:span><text:span text:style-name="T5"> sentiments, and withhold from an admirable/ friend, the acknowledgment of the</text:span><text:span text:style-name="T6">2</text:span><text:span text:style-name="T7"> qualities of the mind/ </text:span><text:span text:style-name="T4">and</text:span><text:span text:style-name="T7"> the</text:span><text:span text:style-name="T6">1</text:span><text:span text:style-name="T7"> high virtues which adorned her womanhood?/</text:span></text:p>
      <text:p text:style-name="P4"><text:span text:style-name="T7"/></text:p>
      <text:p text:style-name="P4"><text:span text:style-name="T7">[Page 2]</text:span></text:p>
      <text:p text:style-name="P4"><text:span text:style-name="T7">For she was intelligent, and the mental gifts </text:span><text:span text:style-name="T4">she pos-</text:span><text:span text:style-name="T7"> at her/ </text:span><text:span text:style-name="T4">-sessed</text:span><text:span text:style-name="T7"> command were not </text:span><text:span text:style-name="T4">a</text:span><text:span text:style-name="T7"> trees in a wilderness, whose fruits/ none can enjoy. <text:s/>She readily let others partake/ thereof. </text:span><text:span text:style-name="T4">them</text:span><text:span text:style-name="T7"> <text:s/>Early in life she became a teacher,/ conscientiously laboring and drawing towards/ herself the enduring affection of her pupils./ <text:s/>Who among the latter fonder of J E than my/ oldest child, whose grief will be very deep/ on </text:span><text:soft-page-break/><text:span text:style-name="T7">hearing of the sudden death of her friend and confident?/ <text:s/></text:span><text:span text:style-name="T4">Bright</text:span><text:span text:style-name="T7"> How congenial in moral principles those two beings! <text:s/>For, bright without pretension the deceased was;/ well read without pedantry; buoyant in feelings,/ gladdening by her presence young and old./ <text:s/>Such </text:span><text:span text:style-name="T4">were</text:span><text:span text:style-name="T7"> in brief, were the powers which she beauti-/-fully exercised. <text:s/>But what endeared/ Miss E. to me and mine chiefly </text:span><text:span text:style-name="T4">is</text:span><text:span text:style-name="T7"> was the evidence of her/ generous nature. <text:s/>If those who own riches,/ possessed but a light portion of her all-em-/-bracing humanity, how greatly would misery/ be alleviated! <text:s/>We often hear it said, that/ a person is liberal to a fault. <text:s/>I cannot/ reckon my friend's charity a sin, but she did let her/ kindly instincts overcome the thought of self, to a/ </text:span></text:p>
      <text:p text:style-name="P4"><text:span text:style-name="T7"/></text:p>
      <text:p text:style-name="P4"><text:span text:style-name="T7">[Page 3]</text:span></text:p>
      <text:p text:style-name="P4"><text:span text:style-name="T7">degree which many would consider too excessive./ <text:s/>Upon my dear ones and myself she bestowed/ frequent tokens of attachment, whose memory/ will long abide in our midst; &amp; that is the me-/-morial which I now lay as a wreath of grati-/-tude </text:span><text:span text:style-name="T4">upon</text:span><text:span text:style-name="T7"> over this coffin. <text:s/>But my/ knowledge of my friend goes back to the days/ of her girlhood, when, </text:span><text:span text:style-name="T4">unitedly</text:span><text:span text:style-name="T7"> jointly with her sisters, she/ worked for her mother's welfare. <text:s/>I recall now the </text:span><text:span text:style-name="T4">days</text:span><text:span text:style-name="T7"> time/ when that mother needed her </text:span><text:span text:style-name="T4">attendance</text:span><text:span text:style-name="T7"> ministration most to smooth/ her aching pillow, because her married daughters could/ not be ready at hand in the hour of sickness./ <text:s/>I can testify to a filial devotion, which, though/ by no means lacking in the rest of Mrs Bertha/ E.'s offspring, was demonstrably shown by our/ J. unremittingly. <text:s/>I forbear allusions/ to that hopeful </text:span><text:span text:style-name="T4">love</text:span><text:span text:style-name="T7"> connection of later years, destined to remain an ungratified aspiration./ <text:s/>Why shall I intensify sorrow? <text:s/>Alas! <text:s/>"The/ silver cord is loose, the golden bowl is crushed,/ and dust will return to the earth as it was."/ <text:s/>But </text:span><text:span text:style-name="T4">can</text:span><text:span text:style-name="T7"> will virtue</text:span><text:span text:style-name="T4">s</text:span><text:span text:style-name="T7"> go unrecompensed? <text:s/>Will the/ intellect illumined by a light from above/</text:span></text:p>
      <text:p text:style-name="P4"><text:span text:style-name="T7"/></text:p>
      <text:p text:style-name="P4"><text:span text:style-name="T7">[Page 4]</text:span></text:p>
      <text:p text:style-name="P4"><text:span text:style-name="T7">become extinguished?,--the soul which con-/-ceived goodness and </text:span><text:span text:style-name="T4">impelled</text:span><text:span text:style-name="T7"> prompted the hand to/ perform <text:s/>it, wither away and be lost? <text:s/>Never, as/ there can never be injustice in the Almighty/ Creator...Go to thy reward, our sister,/ our friend. <text:s/>Mayest thou live in a/ loftier and purer sphere. <text:s/>May the/ forgiving Lord, pardon thy trespasses, and/ because of the nobility of thy nature, </text:span><text:span text:style-name="T4">assign</text:span><text:span text:style-name="T7"> allot/ to thee a bliss unalloyed and everlasting./</text:span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2:03:15.88</meta:creation-date>
    <meta:document-statistic meta:table-count="0" meta:image-count="0" meta:object-count="0" meta:page-count="3" meta:paragraph-count="69" meta:word-count="838" meta:character-count="5304"/>
    <dc:date>2012-11-06T12:19:54.99</dc:date>
    <meta:editing-duration>PT38S</meta:editing-duration>
    <meta:editing-cycles>1</meta:editing-cycles>
    <meta:generator>OpenOffice.org/3.4.1$Win32 OpenOffice.org_project/341m1$Build-9593</meta:generator>
  </office:meta>
</office:document-meta>
</file>